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6" style:family="table-cell">
      <style:table-cell-properties fo:padding="0.051cm" fo:border-left="0.002cm solid #000000" fo:border-right="none" fo:border-top="none" fo:border-bottom="0.088cm solid #000000"/>
    </style:style>
    <style:style style:name="t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.006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31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table:align="margins" style:may-break-between-rows="false"/>
    </style:style>
    <style:style style:name="s4.A" style:family="table-column">
      <style:table-column-properties style:rel-column-width="7281*"/>
    </style:style>
    <style:style style:name="s4.I" style:family="table-column">
      <style:table-column-properties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table:align="margins" style:may-break-between-rows="false"/>
    </style:style>
    <style:style style:name="t5.A" style:family="table-column">
      <style:table-column-properties style:rel-column-width="7975*"/>
    </style:style>
    <style:style style:name="t5.B" style:family="table-column">
      <style:table-column-properties style:rel-column-width="4542*"/>
    </style:style>
    <style:style style:name="t5.C" style:family="table-column">
      <style:table-column-properties style:rel-column-width="4827*"/>
    </style:style>
    <style:style style:name="t5.D" style:family="table-column">
      <style:table-column-properties style:rel-column-width="14374*"/>
    </style:style>
    <style:style style:name="t5.E" style:family="table-column">
      <style:table-column-properties style:rel-column-width="6765*"/>
    </style:style>
    <style:style style:name="t5.F" style:family="table-column">
      <style:table-column-properties style:rel-column-width="6758*"/>
    </style:style>
    <style:style style:name="t5.I" style:family="table-column">
      <style:table-column-properties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table:align="margins" style:may-break-between-rows="false"/>
    </style:style>
    <style:style style:name="s5.A" style:family="table-column">
      <style:table-column-properties style:rel-column-width="7281*"/>
    </style:style>
    <style:style style:name="s5.I" style:family="table-column">
      <style:table-column-properties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table:align="margins" style:may-break-between-rows="false"/>
    </style:style>
    <style:style style:name="t6.A" style:family="table-column">
      <style:table-column-properties style:rel-column-width="7975*"/>
    </style:style>
    <style:style style:name="t6.B" style:family="table-column">
      <style:table-column-properties style:rel-column-width="4542*"/>
    </style:style>
    <style:style style:name="t6.C" style:family="table-column">
      <style:table-column-properties style:rel-column-width="4827*"/>
    </style:style>
    <style:style style:name="t6.D" style:family="table-column">
      <style:table-column-properties style:rel-column-width="14374*"/>
    </style:style>
    <style:style style:name="t6.E" style:family="table-column">
      <style:table-column-properties style:rel-column-width="6765*"/>
    </style:style>
    <style:style style:name="t6.F" style:family="table-column">
      <style:table-column-properties style:rel-column-width="6758*"/>
    </style:style>
    <style:style style:name="t6.I" style:family="table-column">
      <style:table-column-properties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table:align="margins" style:may-break-between-rows="false"/>
    </style:style>
    <style:style style:name="s6.A" style:family="table-column">
      <style:table-column-properties style:rel-column-width="7281*"/>
    </style:style>
    <style:style style:name="s6.I" style:family="table-column">
      <style:table-column-properties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table:align="margins" style:may-break-between-rows="false"/>
    </style:style>
    <style:style style:name="t7.A" style:family="table-column">
      <style:table-column-properties style:rel-column-width="7975*"/>
    </style:style>
    <style:style style:name="t7.B" style:family="table-column">
      <style:table-column-properties style:rel-column-width="4542*"/>
    </style:style>
    <style:style style:name="t7.C" style:family="table-column">
      <style:table-column-properties style:rel-column-width="4827*"/>
    </style:style>
    <style:style style:name="t7.D" style:family="table-column">
      <style:table-column-properties style:rel-column-width="14374*"/>
    </style:style>
    <style:style style:name="t7.E" style:family="table-column">
      <style:table-column-properties style:rel-column-width="6765*"/>
    </style:style>
    <style:style style:name="t7.F" style:family="table-column">
      <style:table-column-properties style:rel-column-width="6758*"/>
    </style:style>
    <style:style style:name="t7.I" style:family="table-column">
      <style:table-column-properties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table:align="margins" style:may-break-between-rows="false"/>
    </style:style>
    <style:style style:name="s7.A" style:family="table-column">
      <style:table-column-properties style:rel-column-width="7281*"/>
    </style:style>
    <style:style style:name="s7.I" style:family="table-column">
      <style:table-column-properties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table:align="margins" style:may-break-between-rows="false"/>
    </style:style>
    <style:style style:name="t8.A" style:family="table-column">
      <style:table-column-properties style:rel-column-width="7975*"/>
    </style:style>
    <style:style style:name="t8.B" style:family="table-column">
      <style:table-column-properties style:rel-column-width="4542*"/>
    </style:style>
    <style:style style:name="t8.C" style:family="table-column">
      <style:table-column-properties style:rel-column-width="4827*"/>
    </style:style>
    <style:style style:name="t8.D" style:family="table-column">
      <style:table-column-properties style:rel-column-width="14374*"/>
    </style:style>
    <style:style style:name="t8.E" style:family="table-column">
      <style:table-column-properties style:rel-column-width="6765*"/>
    </style:style>
    <style:style style:name="t8.F" style:family="table-column">
      <style:table-column-properties style:rel-column-width="6758*"/>
    </style:style>
    <style:style style:name="t8.I" style:family="table-column">
      <style:table-column-properties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table:align="margins" style:may-break-between-rows="false"/>
    </style:style>
    <style:style style:name="s8.A" style:family="table-column">
      <style:table-column-properties style:rel-column-width="7281*"/>
    </style:style>
    <style:style style:name="s8.I" style:family="table-column">
      <style:table-column-properties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table:align="margins" style:may-break-between-rows="false"/>
    </style:style>
    <style:style style:name="t9.A" style:family="table-column">
      <style:table-column-properties style:rel-column-width="7975*"/>
    </style:style>
    <style:style style:name="t9.B" style:family="table-column">
      <style:table-column-properties style:rel-column-width="4542*"/>
    </style:style>
    <style:style style:name="t9.C" style:family="table-column">
      <style:table-column-properties style:rel-column-width="4827*"/>
    </style:style>
    <style:style style:name="t9.D" style:family="table-column">
      <style:table-column-properties style:rel-column-width="14374*"/>
    </style:style>
    <style:style style:name="t9.E" style:family="table-column">
      <style:table-column-properties style:rel-column-width="6765*"/>
    </style:style>
    <style:style style:name="t9.F" style:family="table-column">
      <style:table-column-properties style:rel-column-width="6758*"/>
    </style:style>
    <style:style style:name="t9.I" style:family="table-column">
      <style:table-column-properties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table:align="margins" style:may-break-between-rows="false"/>
    </style:style>
    <style:style style:name="s9.A" style:family="table-column">
      <style:table-column-properties style:rel-column-width="7281*"/>
    </style:style>
    <style:style style:name="s9.I" style:family="table-column">
      <style:table-column-properties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table:align="margins" style:may-break-between-rows="false"/>
    </style:style>
    <style:style style:name="t10.A" style:family="table-column">
      <style:table-column-properties style:rel-column-width="7975*"/>
    </style:style>
    <style:style style:name="t10.B" style:family="table-column">
      <style:table-column-properties style:rel-column-width="4542*"/>
    </style:style>
    <style:style style:name="t10.C" style:family="table-column">
      <style:table-column-properties style:rel-column-width="4827*"/>
    </style:style>
    <style:style style:name="t10.D" style:family="table-column">
      <style:table-column-properties style:rel-column-width="14374*"/>
    </style:style>
    <style:style style:name="t10.E" style:family="table-column">
      <style:table-column-properties style:rel-column-width="6765*"/>
    </style:style>
    <style:style style:name="t10.F" style:family="table-column">
      <style:table-column-properties style:rel-column-width="6758*"/>
    </style:style>
    <style:style style:name="t10.I" style:family="table-column">
      <style:table-column-properties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table:align="margins" style:may-break-between-rows="false"/>
    </style:style>
    <style:style style:name="s10.A" style:family="table-column">
      <style:table-column-properties style:rel-column-width="7281*"/>
    </style:style>
    <style:style style:name="s10.I" style:family="table-column">
      <style:table-column-properties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table:align="margins" style:may-break-between-rows="false"/>
    </style:style>
    <style:style style:name="t11.A" style:family="table-column">
      <style:table-column-properties style:rel-column-width="7975*"/>
    </style:style>
    <style:style style:name="t11.B" style:family="table-column">
      <style:table-column-properties style:rel-column-width="4542*"/>
    </style:style>
    <style:style style:name="t11.C" style:family="table-column">
      <style:table-column-properties style:rel-column-width="4827*"/>
    </style:style>
    <style:style style:name="t11.D" style:family="table-column">
      <style:table-column-properties style:rel-column-width="14374*"/>
    </style:style>
    <style:style style:name="t11.E" style:family="table-column">
      <style:table-column-properties style:rel-column-width="6765*"/>
    </style:style>
    <style:style style:name="t11.F" style:family="table-column">
      <style:table-column-properties style:rel-column-width="6758*"/>
    </style:style>
    <style:style style:name="t11.I" style:family="table-column">
      <style:table-column-properties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table:align="margins" style:may-break-between-rows="false"/>
    </style:style>
    <style:style style:name="s11.A" style:family="table-column">
      <style:table-column-properties style:rel-column-width="7281*"/>
    </style:style>
    <style:style style:name="s11.I" style:family="table-column">
      <style:table-column-properties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7975*"/>
    </style:style>
    <style:style style:name="t12.B" style:family="table-column">
      <style:table-column-properties style:rel-column-width="4542*"/>
    </style:style>
    <style:style style:name="t12.C" style:family="table-column">
      <style:table-column-properties style:rel-column-width="4827*"/>
    </style:style>
    <style:style style:name="t12.D" style:family="table-column">
      <style:table-column-properties style:rel-column-width="14374*"/>
    </style:style>
    <style:style style:name="t12.E" style:family="table-column">
      <style:table-column-properties style:rel-column-width="6765*"/>
    </style:style>
    <style:style style:name="t12.F" style:family="table-column">
      <style:table-column-properties style:rel-column-width="6758*"/>
    </style:style>
    <style:style style:name="t12.I" style:family="table-column">
      <style:table-column-properties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table:align="margins" style:may-break-between-rows="false"/>
    </style:style>
    <style:style style:name="s12.A" style:family="table-column">
      <style:table-column-properties style:rel-column-width="7281*"/>
    </style:style>
    <style:style style:name="s12.I" style:family="table-column">
      <style:table-column-properties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" style:family="table">
      <style:table-properties style:width="13.894cm" table:align="center" style:may-break-between-rows="false" style:writing-mode="lr-tb"/>
    </style:style>
    <style:style style:name="Таблица1.A" style:family="table-column">
      <style:table-column-properties style:column-width="5.142cm"/>
    </style:style>
    <style:style style:name="Таблица1.B" style:family="table-column">
      <style:table-column-properties style:column-width="4.364cm"/>
    </style:style>
    <style:style style:name="Таблица1.C" style:family="table-column">
      <style:table-column-properties style:column-width="4.389cm"/>
    </style:style>
    <style:style style:name="Таблица1.A1" style:family="table-cell">
      <style:table-cell-properties style:vertical-align="bottom" fo:padding="0cm" fo:border="none"/>
    </style:style>
    <style:style style:name="Таблица1.C2" style:family="table-cell">
      <style:table-cell-properties style:vertical-align="" fo:padding="0cm" fo:border="none"/>
    </style:style>
    <style:style style:name="Таблица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17.016cm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16.875cm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top="0cm" fo:margin-bottom="0cm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cm" fo:margin-bottom="0cm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ext_20_body">
      <style:paragraph-properties fo:margin-top="0cm" fo:margin-bottom="0cm"/>
      <style:text-properties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1cm" fo:margin-right="0cm" fo:text-indent="0cm" style:auto-text-indent="false"/>
    </style:style>
    <style:style style:name="P38" style:family="paragraph" style:parent-style-name="Standard">
      <style:paragraph-properties fo:margin-left="1cm" fo:margin-right="0cm" fo:text-indent="0cm" style:auto-text-indent="false"/>
      <style:text-properties fo:font-size="9pt" style:font-size-asian="9pt" style:font-size-complex="9pt"/>
    </style:style>
    <style:style style:name="P39" style:family="paragraph" style:parent-style-name="Standard">
      <style:paragraph-properties fo:margin-left="0cm" fo:margin-right="0cm" fo:text-align="justify" style:justify-single-word="false" fo:orphans="2" fo:widows="2" fo:text-indent="1cm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0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top="0cm" fo:margin-bottom="0.051cm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.051cm" fo:margin-bottom="0cm">
        <style:tab-stops>
          <style:tab-stop style:position="17.016cm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cm" fo:margin-bottom="0cm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Arial" fo:letter-spacing="0.035cm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text-position="0% 100%" style:font-name="Arial" fo:letter-spacing="0.035cm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29" style:family="text">
      <style:text-properties style:text-position="0% 100%" style:font-name="Arial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style:font-name="Arial" fo:letter-spacing="0.035cm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31" style:family="text">
      <style:text-properties style:text-position="0% 100%" style:font-name="Times New Roman1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name-complex="Arial"/>
    </style:style>
    <style:style style:name="T34" style:family="text">
      <style:text-properties style:font-name="Arial" fo:font-size="10pt" fo:language="en" fo:country="US" style:font-size-asian="10pt" style:font-name-complex="Arial"/>
    </style:style>
    <style:style style:name="T35" style:family="text">
      <style:text-properties style:font-name="Arial" fo:font-size="10pt" style:font-size-asian="10pt" style:font-name-complex="Arial"/>
    </style:style>
    <style:style style:name="T36" style:family="text">
      <style:text-properties style:font-name="Arial" fo:font-size="9pt" fo:language="en" fo:country="US" style:font-size-asian="9pt" style:font-name-complex="Arial" style:font-size-complex="9pt"/>
    </style:style>
    <style:style style:name="T37" style:family="text">
      <style:text-properties style:font-name="Arial" fo:font-size="9pt" style:font-size-asian="9pt" style:font-name-complex="Arial" style:font-size-complex="9pt"/>
    </style:style>
    <style:style style:name="T38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9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1" style:family="text">
      <style:text-properties style:font-name="Arial" fo:language="ru" fo:country="RU" style:font-name-complex="Arial"/>
    </style:style>
    <style:style style:name="T42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4" style:family="text">
      <style:text-properties style:font-name="Arial" style:font-name-complex="Arial"/>
    </style:style>
    <style:style style:name="T45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8" style:family="text">
      <style:text-properties style:font-name="Arial" fo:language="en" fo:country="US" style:font-name-complex="Arial"/>
    </style:style>
    <style:style style:name="T49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1" style:family="text">
      <style:text-properties style:font-name="Arial" fo:letter-spacing="0.035cm" style:text-underline-style="solid" style:text-underline-width="auto" style:text-underline-color="font-color" fo:font-weight="bold" style:font-weight-asian="bold"/>
    </style:style>
    <style:style style:name="T52" style:family="text">
      <style:text-properties style:font-name="Arial" fo:letter-spacing="0.035cm" fo:language="en" fo:country="US" style:text-underline-style="solid" style:text-underline-width="auto" style:text-underline-color="font-color" fo:font-weight="bold" style:font-weight-asian="bold"/>
    </style:style>
    <style:style style:name="T53" style:family="text">
      <style:text-properties style:font-name="Arial" fo:letter-spacing="0.035cm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4" style:family="text">
      <style:text-properties style:font-name="Arial" fo:letter-spacing="0.035cm" style:text-underline-style="none" fo:font-weight="bold" style:font-weight-asian="bold"/>
    </style:style>
    <style:style style:name="T55" style:family="text">
      <style:text-properties style:font-name="Arial" fo:letter-spacing="0.035cm" fo:language="ru" fo:country="RU" style:text-underline-style="solid" style:text-underline-width="auto" style:text-underline-color="font-color" fo:font-weight="bold" style:font-weight-asian="bold"/>
    </style:style>
    <style:style style:name="T56" style:family="text">
      <style:text-properties style:font-name="Arial" style:text-underline-style="none" fo:font-weight="normal" style:font-weight-asian="normal" style:font-weight-complex="normal"/>
    </style:style>
    <style:style style:name="T57" style:family="text">
      <style:text-properties style:font-name="Arial1" fo:letter-spacing="0.035cm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58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26cm" fo:border="none" draw:ole-draw-aspect="1" draw:visible-area-top="0cm" draw:visible-area-width="20.085cm" draw:visible-area-height="4.694cm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Объект1" text:anchor-type="char" svg:x="-1.55cm" svg:y="-0.661cm" svg:width="20.07cm" svg:height="4.461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>ПРОТОКОЛ <text:span text:style-name="T7">ПРОВЕРКИ</text:span></text:p>
      <text:p text:style-name="P21"/>
      <text:p text:style-name="P47"><text:span text:style-name="T40">Индивидуальный дозиметр рентгеновского и гамма-излучения ДКГ-АТ2503A<text:tab/></text:span><text:span text:style-name="T38">Дата проверки: </text:span><text:span text:style-name="T43"><text:s/></text:span><text:span text:style-name="T47">$date </text:span><text:span text:style-name="T43">г.</text:span></text:p>
      <text:p text:style-name="P4"/>
      <text:p text:style-name="P7">з/н: <text:span text:style-name="T24"><text:s/></text:span><text:span text:style-name="T10">$</text:span><text:span text:style-name="T3">allSerial </text:span></text:p>
      <text:p text:style-name="P8"/>
      <text:p text:style-name="P10"><text:span text:style-name="T44">Диапазон измерения мощности </text:span><text:span text:style-name="T41">индивидуальной эквивал</text:span><text:span text:style-name="T44">ентной дозы (МД):</text:span></text:p>
      <text:p text:style-name="P10"><text:span text:style-name="T42">0.1</text:span><text:span text:style-name="T45"> </text:span><text:span text:style-name="T42">мк</text:span><text:span text:style-name="T45">Зв/ч – </text:span><text:span text:style-name="T46">0.1</text:span><text:span text:style-name="T45"> Зв/ч;</text:span></text:p>
      <text:p text:style-name="P9"/>
      <text:p text:style-name="P6">О<text:span text:style-name="T7">сновная</text:span> погрешность измерения:</text:p>
      <text:p text:style-name="P6"><text:span text:style-name="T51">±</text:span><text:span text:style-name="T52">(</text:span><text:span text:style-name="T51">15</text:span><text:span text:style-name="T52">+</text:span><text:span text:style-name="T55">0</text:span><text:span text:style-name="T52">,</text:span><text:span text:style-name="T30">0015</text:span><text:span text:style-name="T28">/</text:span><text:span text:style-name="T29">Ḣ</text:span><text:span text:style-name="T31"> </text:span><text:span text:style-name="T17">p</text:span><text:span text:style-name="T52">(10)+</text:span><text:span text:style-name="T55">0,005</text:span><text:span text:style-name="T57">·</text:span><text:span text:style-name="T53">Ḣ </text:span><text:span text:style-name="T17">p</text:span><text:span text:style-name="T52">(10)</text:span><text:span text:style-name="T55">)</text:span><text:span text:style-name="T51">%</text:span><text:span text:style-name="T54">, </text:span><text:span text:style-name="T56">где <text:s/></text:span><text:span text:style-name="T49">Ḣ</text:span><text:span text:style-name="T58"> </text:span><text:span text:style-name="T18">р</text:span><text:span text:style-name="T50">(10) </text:span><text:span text:style-name="T39">мощность индивидуальной эквивалентной дозы в мЗв/ч.</text:span></text:p>
      <text:p text:style-name="P5"/>
      <text:p text:style-name="P6">Условия эксплуатации:</text:p>
      <text:p text:style-name="P38"><text:span text:style-name="T48">- <text:s/></text:span><text:span text:style-name="T44">Температура окружающего воздуха<text:tab/><text:tab/><text:tab/>+</text:span><text:span text:style-name="T48">$temp</text:span><text:span text:style-name="T44"> °</text:span><text:span text:style-name="T48">C</text:span></text:p>
      <text:p text:style-name="P38"><text:span text:style-name="T48">- <text:s/></text:span><text:span text:style-name="T44">Атмосферное давление<text:tab/><text:tab/><text:tab/><text:tab/>98,5 </text:span><text:span text:style-name="T48">kPa</text:span></text:p>
      <text:p text:style-name="P38"><text:span text:style-name="T48">- <text:s/></text:span><text:span text:style-name="T44">Относительная влажность воздуха<text:tab/><text:tab/><text:tab/></text:span><text:span text:style-name="T48">$vlag</text:span><text:span text:style-name="T44"> %</text:span></text:p>
      <text:p text:style-name="P37"><text:span text:style-name="T36">- <text:s/></text:span><text:span text:style-name="T37">Радиационный фон<text:tab/></text:span><text:span text:style-name="T35"><text:tab/><text:tab/><text:tab/><text:tab/></text:span><text:span text:style-name="T34">$bground</text:span><text:span text:style-name="T35"> </text:span><text:span text:style-name="T33">н</text:span><text:span text:style-name="T35">Зв/ч</text:span></text:p>
      <text:p text:style-name="P39"/>
      <text:p text:style-name="P40">$facility_13+11rus</text:p>
      <text:p text:style-name="P22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7">33.8</text:span></text:p>
          </table:table-cell>
        </table:table-row>
        <table:table-row>
          <table:table-cell table:style-name="t1.A3" office:value-type="string">
            <text:p text:style-name="P12">4.0 мЗв/ч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7">15</text:span></text:p>
          </table:table-cell>
        </table:table-row>
        <table:table-row>
          <table:table-cell table:style-name="t1.A6" office:value-type="string">
            <text:p text:style-name="P12">80<text:span text:style-name="T7">.</text:span>0 мЗв/ч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32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мЗв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2.B2" office:value-type="string">
            <text:p text:style-name="P12">Номер источ-ника</text:p>
          </table:table-cell>
          <table:table-cell table:style-name="t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2.B2" office:value-type="string">
            <text:p text:style-name="P36">Показания прибора</text:p>
          </table:table-cell>
          <table:table-cell table:style-name="t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мкЗв/ч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7">33.8</text:span></text:p>
          </table:table-cell>
        </table:table-row>
        <table:table-row>
          <table:table-cell table:style-name="t2.A3" office:value-type="string">
            <text:p text:style-name="P12">4.0 мЗв/ч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7">15</text:span></text:p>
          </table:table-cell>
        </table:table-row>
        <table:table-row>
          <table:table-cell table:style-name="t2.A6" office:value-type="string">
            <text:p text:style-name="P12">80<text:span text:style-name="T7">.</text:span>0 мЗв/ч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2">Номер источника</text:p>
          </table:table-cell>
          <table:table-cell table:style-name="s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мЗв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3.B2" office:value-type="string">
            <text:p text:style-name="P12">Номер источ-ника</text:p>
          </table:table-cell>
          <table:table-cell table:style-name="t3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3.B2" office:value-type="string">
            <text:p text:style-name="P36">Показания прибора</text:p>
          </table:table-cell>
          <table:table-cell table:style-name="t3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3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мкЗв/ч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7">33.8</text:span></text:p>
          </table:table-cell>
        </table:table-row>
        <table:table-row>
          <table:table-cell table:style-name="t3.A3" office:value-type="string">
            <text:p text:style-name="P12">4.0 мЗв/ч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7">15</text:span></text:p>
          </table:table-cell>
        </table:table-row>
        <table:table-row>
          <table:table-cell table:style-name="t3.A6" office:value-type="string">
            <text:p text:style-name="P12">80<text:span text:style-name="T7">.</text:span>0 мЗв/ч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2">Номер источника</text:p>
          </table:table-cell>
          <table:table-cell table:style-name="s3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3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мЗв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4.B2" office:value-type="string">
            <text:p text:style-name="P12">Номер источ-ника</text:p>
          </table:table-cell>
          <table:table-cell table:style-name="t4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4.B2" office:value-type="string">
            <text:p text:style-name="P36">Показания прибора</text:p>
          </table:table-cell>
          <table:table-cell table:style-name="t4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4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мкЗв/ч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7">33.8</text:span></text:p>
          </table:table-cell>
        </table:table-row>
        <table:table-row>
          <table:table-cell table:style-name="t4.A3" office:value-type="string">
            <text:p text:style-name="P12">4.0 мЗв/ч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7">15</text:span></text:p>
          </table:table-cell>
        </table:table-row>
        <table:table-row>
          <table:table-cell table:style-name="t4.A6" office:value-type="string">
            <text:p text:style-name="P12">80<text:span text:style-name="T7">.</text:span>0 мЗв/ч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2">Номер источника</text:p>
          </table:table-cell>
          <table:table-cell table:style-name="s4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4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мЗв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5.B2" office:value-type="string">
            <text:p text:style-name="P12">Номер источ-ника</text:p>
          </table:table-cell>
          <table:table-cell table:style-name="t5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5.B2" office:value-type="string">
            <text:p text:style-name="P36">Показания прибора</text:p>
          </table:table-cell>
          <table:table-cell table:style-name="t5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5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мкЗв/ч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7">33.8</text:span></text:p>
          </table:table-cell>
        </table:table-row>
        <table:table-row>
          <table:table-cell table:style-name="t5.A3" office:value-type="string">
            <text:p text:style-name="P12">4.0 мЗв/ч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7">15</text:span></text:p>
          </table:table-cell>
        </table:table-row>
        <table:table-row>
          <table:table-cell table:style-name="t5.A6" office:value-type="string">
            <text:p text:style-name="P12">80<text:span text:style-name="T7">.</text:span>0 мЗв/ч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2">Номер источника</text:p>
          </table:table-cell>
          <table:table-cell table:style-name="s5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5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мЗв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6.B2" office:value-type="string">
            <text:p text:style-name="P12">Номер источ-ника</text:p>
          </table:table-cell>
          <table:table-cell table:style-name="t6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6.B2" office:value-type="string">
            <text:p text:style-name="P36">Показания прибора</text:p>
          </table:table-cell>
          <table:table-cell table:style-name="t6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6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мкЗв/ч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7">33.8</text:span></text:p>
          </table:table-cell>
        </table:table-row>
        <table:table-row>
          <table:table-cell table:style-name="t6.A3" office:value-type="string">
            <text:p text:style-name="P12">4.0 мЗв/ч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7">15</text:span></text:p>
          </table:table-cell>
        </table:table-row>
        <table:table-row>
          <table:table-cell table:style-name="t6.A6" office:value-type="string">
            <text:p text:style-name="P12">80<text:span text:style-name="T7">.</text:span>0 мЗв/ч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 </text:span><text:span text:style-name="T25">ДКГ-АТ2503A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2">Номер источника</text:p>
          </table:table-cell>
          <table:table-cell table:style-name="s6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6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мЗв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7.B2" office:value-type="string">
            <text:p text:style-name="P12">Номер источ-ника</text:p>
          </table:table-cell>
          <table:table-cell table:style-name="t7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7.B2" office:value-type="string">
            <text:p text:style-name="P36">Показания прибора</text:p>
          </table:table-cell>
          <table:table-cell table:style-name="t7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7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мкЗв/ч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7">33.8</text:span></text:p>
          </table:table-cell>
        </table:table-row>
        <table:table-row>
          <table:table-cell table:style-name="t7.A3" office:value-type="string">
            <text:p text:style-name="P12">4.0 мЗв/ч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7">15</text:span></text:p>
          </table:table-cell>
        </table:table-row>
        <table:table-row>
          <table:table-cell table:style-name="t7.A6" office:value-type="string">
            <text:p text:style-name="P12">80<text:span text:style-name="T7">.</text:span>0 мЗв/ч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2">Номер источника</text:p>
          </table:table-cell>
          <table:table-cell table:style-name="s7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7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мЗв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8.B2" office:value-type="string">
            <text:p text:style-name="P12">Номер источ-ника</text:p>
          </table:table-cell>
          <table:table-cell table:style-name="t8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8.B2" office:value-type="string">
            <text:p text:style-name="P36">Показания прибора</text:p>
          </table:table-cell>
          <table:table-cell table:style-name="t8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8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мкЗв/ч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7">33.8</text:span></text:p>
          </table:table-cell>
        </table:table-row>
        <table:table-row>
          <table:table-cell table:style-name="t8.A3" office:value-type="string">
            <text:p text:style-name="P12">4.0 мЗв/ч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7">15</text:span></text:p>
          </table:table-cell>
        </table:table-row>
        <table:table-row>
          <table:table-cell table:style-name="t8.A6" office:value-type="string">
            <text:p text:style-name="P12">80<text:span text:style-name="T7">.</text:span>0 мЗв/ч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2">Номер источника</text:p>
          </table:table-cell>
          <table:table-cell table:style-name="s8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8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мЗв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9.B2" office:value-type="string">
            <text:p text:style-name="P12">Номер источ-ника</text:p>
          </table:table-cell>
          <table:table-cell table:style-name="t9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9.B2" office:value-type="string">
            <text:p text:style-name="P36">Показания прибора</text:p>
          </table:table-cell>
          <table:table-cell table:style-name="t9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9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мкЗв/ч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7">33.8</text:span></text:p>
          </table:table-cell>
        </table:table-row>
        <table:table-row>
          <table:table-cell table:style-name="t9.A3" office:value-type="string">
            <text:p text:style-name="P12">4.0 мЗв/ч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7">15</text:span></text:p>
          </table:table-cell>
        </table:table-row>
        <table:table-row>
          <table:table-cell table:style-name="t9.A6" office:value-type="string">
            <text:p text:style-name="P12">80<text:span text:style-name="T7">.</text:span>0 мЗв/ч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2">Номер источника</text:p>
          </table:table-cell>
          <table:table-cell table:style-name="s9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9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мЗв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0.B2" office:value-type="string">
            <text:p text:style-name="P12">Номер источ-ника</text:p>
          </table:table-cell>
          <table:table-cell table:style-name="t10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0.B2" office:value-type="string">
            <text:p text:style-name="P36">Показания прибора</text:p>
          </table:table-cell>
          <table:table-cell table:style-name="t10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0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мкЗв/ч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7">33.8</text:span></text:p>
          </table:table-cell>
        </table:table-row>
        <table:table-row>
          <table:table-cell table:style-name="t10.A3" office:value-type="string">
            <text:p text:style-name="P12">4.0 мЗв/ч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7">15</text:span></text:p>
          </table:table-cell>
        </table:table-row>
        <table:table-row>
          <table:table-cell table:style-name="t10.A6" office:value-type="string">
            <text:p text:style-name="P12">80<text:span text:style-name="T7">.</text:span>0 мЗв/ч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2">Номер источника</text:p>
          </table:table-cell>
          <table:table-cell table:style-name="s10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0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мЗв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1.B2" office:value-type="string">
            <text:p text:style-name="P12">Номер источ-ника</text:p>
          </table:table-cell>
          <table:table-cell table:style-name="t1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1.B2" office:value-type="string">
            <text:p text:style-name="P36">Показания прибора</text:p>
          </table:table-cell>
          <table:table-cell table:style-name="t11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1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мкЗв/ч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7">33.8</text:span></text:p>
          </table:table-cell>
        </table:table-row>
        <table:table-row>
          <table:table-cell table:style-name="t11.A3" office:value-type="string">
            <text:p text:style-name="P12">4.0 мЗв/ч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7">15</text:span></text:p>
          </table:table-cell>
        </table:table-row>
        <table:table-row>
          <table:table-cell table:style-name="t11.A6" office:value-type="string">
            <text:p text:style-name="P12">80<text:span text:style-name="T7">.</text:span>0 мЗв/ч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2">Номер источника</text:p>
          </table:table-cell>
          <table:table-cell table:style-name="s1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мЗв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5"><text:span text:style-name="T4">Определение основной относительной погрешности измерения м</text:span><text:span text:style-name="T25">ощности 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1">Мощность <text:span text:style-name="T7">индивидуаль-ного эквива-лента</text:span> дозы в <text:span text:style-name="T7">контрольной</text:span> точке <text:span text:style-name="T19">Ḣ</text:span><text:span text:style-name="T13">oi</text:span></text:p>
          </table:table-cell>
          <table:table-cell table:style-name="t12.B2" office:value-type="string">
            <text:p text:style-name="P12">Номер источ-ника</text:p>
          </table:table-cell>
          <table:table-cell table:style-name="t12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2.B2" office:value-type="string">
            <text:p text:style-name="P36">Показания прибора</text:p>
          </table:table-cell>
          <table:table-cell table:style-name="t12.B2" office:value-type="string">
            <text:p text:style-name="P27">Среднее значение, </text:p>
            <text:p text:style-name="P28"><text:span text:style-name="T2">H</text:span><text:span text:style-name="T13">pi</text:span><text:span text:style-name="T26">(10)</text:span></text:p>
          </table:table-cell>
          <table:table-cell table:style-name="t12.B2" office:value-type="string">
            <text:p text:style-name="P17"><text:span text:style-name="T8">Относи-тель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18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5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3"><text:span text:style-name="T22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мкЗв/ч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7">33.8</text:span></text:p>
          </table:table-cell>
        </table:table-row>
        <table:table-row>
          <table:table-cell table:style-name="t12.A3" office:value-type="string">
            <text:p text:style-name="P12">4.0 мЗв/ч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7">15</text:span></text:p>
          </table:table-cell>
        </table:table-row>
        <table:table-row>
          <table:table-cell table:style-name="t12.A6" office:value-type="string">
            <text:p text:style-name="P12">80<text:span text:style-name="T7">.</text:span>0 мЗв/ч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5"><text:span text:style-name="T4">Определение основной относительной погрешности измерения </text:span><text:span text:style-name="T25">дозы гамма излучения</text:span><text:span text:style-name="T4"> </text:span><text:span text:style-name="T25">ДКГ-АТ2503A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">Действи-тельное</text:span> значение</text:p>
            <text:p text:style-name="P30">ЭД,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2">Номер источника</text:p>
          </table:table-cell>
          <table:table-cell table:style-name="s12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2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8">Относитель-ная</text:span><text:span text:style-name="T23"> </text:span><text:span text:style-name="T8">погреш-ность</text:span><text:span text:style-name="T23"> </text:span><text:span text:style-name="T8">измерения</text:span> </text:p>
            <text:p text:style-name="P12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6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4"><text:span text:style-name="T21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мЗв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7">15.4</text:span></text:p>
          </table:table-cell>
        </table:table-row>
      </table:table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1">Проверку произвел:</text:p>
          </table:table-cell>
          <table:table-cell table:style-name="Таблица1.A1" office:value-type="string">
            <text:p text:style-name="P42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1">Технический контроль: </text:p>
          </table:table-cell>
          <table:table-cell table:style-name="Таблица1.A1" office:value-type="string">
            <text:p text:style-name="P43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4">(<text:span text:style-name="T20">подпись</text:span>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111cm" fo:margin-bottom="0.721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6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22:31.87</dc:date>
    <meta:editing-duration>P3DT7H39M10S</meta:editing-duration>
    <meta:editing-cycles>400</meta:editing-cycles>
    <meta:generator>OpenOffice/4.1.6$Win32 OpenOffice.org_project/416m1$Build-9790</meta:generator>
    <meta:document-statistic meta:table-count="25" meta:image-count="0" meta:object-count="1" meta:page-count="7" meta:paragraph-count="1188" meta:word-count="2120" meta:character-count="15672"/>
    <dc:creator>Squorpikkor </dc:creator>
  </office:meta>
</office:document-meta>
</file>